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Annotation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AnnotationImpl.XSAnnotationImpl( String contents , SchemaGrammar gramm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AnnotationImpl.writeAnnotation( Object target , short target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AnnotationImpl.writeToDOM( Node target , short 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XSAnnotationImpl.writeToSAX( ContentHandler 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SAnnotationImpl.getAnnotation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AnnotationImpl.getNamespace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AnnotationImpl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AnnotationImp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